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0.8cm" svg:height="0.8cm" svg:x="7.7cm" svg:y="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7cm" svg:height="1.1cm" svg:x="9.3cm" svg:y="1.4cm">
          <text:p text:style-name="P1"><text:span text:style-name="T1">Tener perfiles para</text:span></text:p>
          <text:p text:style-name="P1"><text:span text:style-name="T1">cada client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xml:id="id2" draw:id="id2" draw:layer="layout" svg:x1="12.9cm" svg:y1="4cm" svg:x2="12.9cm" svg:y2="2.5cm">
          <text:p/>
        </draw:line>
        <draw:custom-shape draw:style-name="gr1" draw:text-style-name="P2" xml:id="id1" draw:id="id1" draw:layer="layout" svg:width="7.2cm" svg:height="0.9cm" svg:x="16.5cm" svg:y="5.6cm">
          <text:p text:style-name="P1"><text:span text:style-name="T1">Almacenar usuarios</text:span></text:p>
          <text:p text:style-name="P1"><text:span text:style-name="T1">creado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20.1cm" svg:y1="5.6cm" svg:x2="12.9cm" svg:y2="4cm" draw:start-shape="id1" draw:start-glue-point="5" draw:end-shape="id2" draw:end-glue-point="2" svg:d="m20100 5600-7200-1600">
          <text:p/>
        </draw:connector>
        <draw:custom-shape draw:style-name="gr1" draw:text-style-name="P2" xml:id="id22" draw:id="id22" draw:layer="layout" svg:width="7.1cm" svg:height="1cm" svg:x="4.1cm" svg:y="5.4cm">
          <text:p text:style-name="P1"><text:span text:style-name="T1">Poder crear nuevos </text:span></text:p>
          <text:p text:style-name="P1"><text:span text:style-name="T1">usuario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xml:id="id4" draw:id="id4" draw:layer="layout" svg:x1="7.6cm" svg:y1="8.111cm" svg:x2="7.7cm" svg:y2="6.411cm">
          <text:p/>
        </draw:line>
        <draw:custom-shape draw:style-name="gr1" draw:text-style-name="P2" xml:id="id3" draw:id="id3" draw:layer="layout" svg:width="7cm" svg:height="1.2cm" svg:x="4.4cm" svg:y="8.8cm">
          <text:p text:style-name="P1"><text:span text:style-name="T1">Tener interfaz para </text:span></text:p>
          <text:p text:style-name="P1"><text:span text:style-name="T1">Crear nuevo usuario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7.9cm" svg:y1="8.8cm" svg:x2="7.65cm" svg:y2="8.111cm" draw:start-shape="id3" draw:start-glue-point="5" draw:end-shape="id4" draw:end-glue-point="2" svg:d="m7900 8800-250-689">
          <text:p/>
        </draw:connector>
        <draw:custom-shape draw:style-name="gr1" draw:text-style-name="P2" xml:id="id5" draw:id="id5" draw:layer="layout" svg:width="6.3cm" svg:height="1.5cm" svg:x="1.9cm" svg:y="11.8cm">
          <text:p text:style-name="P1"><text:span text:style-name="T1">Crear nuevo</text:span></text:p>
          <text:p text:style-name="P1"><text:span text:style-name="T1">usuario a través</text:span></text:p>
          <text:p text:style-name="P1"><text:span text:style-name="T1">de la web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xml:id="id6" draw:id="id6" draw:layer="layout" svg:x1="7.8cm" svg:y1="11.3cm" svg:x2="7.9cm" svg:y2="10cm">
          <text:p/>
        </draw:line>
        <draw:connector draw:style-name="gr3" draw:text-style-name="P1" draw:layer="layout" draw:type="line" svg:x1="5.838cm" svg:y1="11.8cm" svg:x2="7.85cm" svg:y2="11.3cm" draw:start-shape="id5" draw:start-glue-point="4" draw:end-shape="id6" draw:end-glue-point="2" svg:d="m5838 11800 2012-500">
          <text:p/>
        </draw:connector>
        <draw:custom-shape draw:style-name="gr1" draw:text-style-name="P2" xml:id="id7" draw:id="id7" draw:layer="layout" svg:width="7.4cm" svg:height="1.4cm" svg:x="14.2cm" svg:y="8.6cm">
          <text:p text:style-name="P1"><text:span text:style-name="T1">Crear nuevo usuario</text:span></text:p>
          <text:p text:style-name="P1"><text:span text:style-name="T1">a través del teléfono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15.125cm" svg:y1="9.3cm" svg:x2="7.85cm" svg:y2="11.3cm" draw:start-shape="id7" draw:start-glue-point="9" draw:end-shape="id6" draw:end-glue-point="2" svg:d="m15125 9300-7275 2000">
          <text:p/>
        </draw:connector>
        <draw:line draw:style-name="gr2" draw:text-style-name="P1" xml:id="id15" draw:id="id15" draw:layer="layout" svg:x1="18.2cm" svg:y1="11.7cm" svg:x2="18.2cm" svg:y2="10.1cm">
          <text:p/>
        </draw:line>
        <draw:custom-shape draw:style-name="gr1" draw:text-style-name="P2" xml:id="id8" draw:id="id8" draw:layer="layout" svg:width="5cm" svg:height="1.8cm" svg:x="1cm" svg:y="15.6cm">
          <text:p text:style-name="P1"><text:span text:style-name="T1">Interfaz</text:span></text:p>
          <text:p text:style-name="P1"><text:span text:style-name="T1">web para crear </text:span></text:p>
          <text:p text:style-name="P1"><text:span text:style-name="T1">nuevo usuario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3.8cm" svg:height="0.7cm" svg:x="2.2cm" svg:y="18.8cm">
          <text:p text:style-name="P1"><text:span text:style-name="T1">TecnoTaxi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4.1cm" svg:y1="18.8cm" svg:x2="3.5cm" svg:y2="17.4cm">
          <text:p/>
        </draw:line>
        <draw:line draw:style-name="gr2" draw:text-style-name="P1" xml:id="id9" draw:id="id9" draw:layer="layout" svg:x1="6.3cm" svg:y1="14.8cm" svg:x2="6.1cm" svg:y2="13.4cm">
          <text:p/>
        </draw:line>
        <draw:connector draw:style-name="gr3" draw:text-style-name="P1" draw:layer="layout" draw:type="line" svg:x1="4.125cm" svg:y1="15.6cm" svg:x2="6.2cm" svg:y2="14.8cm" draw:start-shape="id8" draw:start-glue-point="4" draw:end-shape="id9" draw:end-glue-point="2" svg:d="m4125 15600 2075-800">
          <text:p/>
        </draw:connector>
        <draw:custom-shape draw:style-name="gr1" draw:text-style-name="P2" xml:id="id10" draw:id="id10" draw:layer="layout" svg:width="5.7cm" svg:height="1.2cm" svg:x="4.6cm" svg:y="16.9cm">
          <text:p text:style-name="P1"><text:span text:style-name="T1">Usuario ingresa</text:span></text:p>
          <text:p text:style-name="P1"><text:span text:style-name="T1">datos necesario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7.45cm" svg:y1="16.9cm" svg:x2="6.2cm" svg:y2="14.8cm" draw:start-shape="id10" draw:start-glue-point="5" draw:end-shape="id9" draw:end-glue-point="2" svg:d="m7450 16900-1250-2100">
          <text:p/>
        </draw:connector>
        <draw:custom-shape draw:style-name="gr1" draw:text-style-name="P2" xml:id="id11" draw:id="id11" draw:layer="layout" svg:width="4.5cm" svg:height="0.6cm" svg:x="6.686cm" svg:y="18.889cm">
          <text:p text:style-name="P1"><text:span text:style-name="T1">Nuevo clien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1" draw:layer="layout" draw:type="line" svg:x1="8.936cm" svg:y1="18.889cm" svg:x2="7.45cm" svg:y2="18.1cm" draw:start-shape="id11" draw:start-glue-point="4" draw:end-shape="id10" draw:end-glue-point="8" svg:d="m8936 18889-1486-789">
          <text:p/>
        </draw:connector>
        <draw:custom-shape draw:style-name="gr1" draw:text-style-name="P2" xml:id="id13" draw:id="id13" draw:layer="layout" svg:width="8.6cm" svg:height="1.6cm" svg:x="9cm" svg:y="16.9cm">
          <text:p text:style-name="P1"><text:span text:style-name="T1">Persona tiene medios</text:span></text:p>
          <text:p text:style-name="P1"><text:span text:style-name="T1">para acceder a </text:span></text:p>
          <text:p text:style-name="P1"><text:span text:style-name="T1">la interfaz web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12" draw:id="id12" draw:layer="layout" svg:width="4.5cm" svg:height="0.6cm" svg:x="13.4cm" svg:y="19.2cm">
          <text:p text:style-name="P1"><text:span text:style-name="T1">Nuevo clien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3" draw:layer="layout" draw:type="line" svg:x1="15.65cm" svg:y1="19.2cm" svg:x2="13.3cm" svg:y2="18.5cm" draw:start-shape="id12" draw:start-glue-point="4" draw:end-shape="id13" draw:end-glue-point="8" svg:d="m15650 19200-2350-700">
          <text:p/>
        </draw:connector>
        <draw:connector draw:style-name="gr3" draw:text-style-name="P3" draw:layer="layout" draw:type="line" svg:x1="13.3cm" svg:y1="16.9cm" svg:x2="6.2cm" svg:y2="14.8cm" draw:start-shape="id13" draw:start-glue-point="5" draw:end-shape="id9" draw:end-glue-point="2" svg:d="m13300 16900-7100-2100">
          <text:p/>
        </draw:connector>
        <draw:custom-shape draw:style-name="gr1" draw:text-style-name="P3" xml:id="id14" draw:id="id14" draw:layer="layout" svg:width="7.6cm" svg:height="1.4cm" svg:x="8.3cm" svg:y="12.5cm">
          <text:p text:style-name="P1"><text:span text:style-name="T2">Persona registrándose</text:span></text:p>
          <text:p text:style-name="P1"><text:span text:style-name="T2">se contacta por teléfono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draw:type="line" svg:x1="13.05cm" svg:y1="12.5cm" svg:x2="18.2cm" svg:y2="11.7cm" draw:start-shape="id14" draw:start-glue-point="4" draw:end-shape="id15" draw:end-glue-point="2" svg:d="m13050 12500 5150-800">
          <text:p/>
        </draw:connector>
        <draw:custom-shape draw:style-name="gr1" draw:text-style-name="P2" xml:id="id16" draw:id="id16" draw:layer="layout" svg:width="4.5cm" svg:height="0.6cm" svg:x="9.1cm" svg:y="14.9cm">
          <text:p text:style-name="P1"><text:span text:style-name="T1">Nuevo clien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3" draw:layer="layout" draw:type="line" svg:x1="11.35cm" svg:y1="14.9cm" svg:x2="11.15cm" svg:y2="13.9cm" draw:start-shape="id16" draw:start-glue-point="4" draw:end-shape="id14" draw:end-glue-point="7" svg:d="m11350 14900-200-1000">
          <text:p/>
        </draw:connector>
        <draw:custom-shape draw:style-name="gr1" draw:text-style-name="P3" xml:id="id17" draw:id="id17" draw:layer="layout" svg:width="5.4cm" svg:height="1.1cm" svg:x="14.2cm" svg:y="13.3cm">
          <text:p text:style-name="P1"><text:span text:style-name="T2">Se toman los </text:span></text:p>
          <text:p text:style-name="P1"><text:span text:style-name="T2">datos necesario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draw:type="line" svg:x1="16.9cm" svg:y1="13.3cm" svg:x2="18.2cm" svg:y2="11.7cm" draw:start-shape="id17" draw:start-glue-point="5" draw:end-shape="id15" draw:end-glue-point="2" svg:d="m16900 13300 1300-1600">
          <text:p/>
        </draw:connector>
        <draw:connector draw:style-name="gr3" draw:text-style-name="P3" draw:layer="layout" draw:type="line" svg:x1="16.1cm" svg:y1="15.6cm" svg:x2="16.225cm" svg:y2="14.4cm" draw:end-shape="id17" draw:end-glue-point="7" svg:d="m16100 15600 125-1200">
          <text:p/>
        </draw:connector>
        <draw:custom-shape draw:style-name="gr1" draw:text-style-name="P3" xml:id="id18" draw:id="id18" draw:layer="layout" svg:width="7cm" svg:height="1.5cm" svg:x="18.1cm" svg:y="13.7cm">
          <text:p text:style-name="P1"><text:span text:style-name="T2">Interfaz interna para</text:span></text:p>
          <text:p text:style-name="P1"><text:span text:style-name="T2">acceder a interfaz</text:span></text:p>
          <text:p text:style-name="P1"><text:span text:style-name="T2">web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draw:type="line" svg:x1="21.6cm" svg:y1="13.7cm" svg:x2="18.2cm" svg:y2="11.7cm" draw:start-shape="id18" draw:start-glue-point="5" draw:end-shape="id15" draw:end-glue-point="2" svg:d="m21600 13700-3400-2000">
          <text:p/>
        </draw:connector>
        <draw:custom-shape draw:style-name="gr1" draw:text-style-name="P2" xml:id="id19" draw:id="id19" draw:layer="layout" svg:width="3.8cm" svg:height="0.7cm" svg:x="18.3cm" svg:y="16.1cm">
          <text:p text:style-name="P1"><text:span text:style-name="T1">TecnoTaxi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3" draw:layer="layout" draw:type="line" svg:x1="20.2cm" svg:y1="16.1cm" svg:x2="20.725cm" svg:y2="15.2cm" draw:start-shape="id19" draw:start-glue-point="4" draw:end-shape="id18" draw:end-glue-point="7" svg:d="m20200 16100 525-900">
          <text:p/>
        </draw:connector>
        <draw:custom-shape draw:style-name="gr1" draw:text-style-name="P3" xml:id="id20" draw:id="id20" draw:layer="layout" svg:width="7.2cm" svg:height="2.5cm" svg:x="21cm" svg:y="10.7cm">
          <text:p text:style-name="P1"><text:span text:style-name="T2">Ingresar datos en la</text:span></text:p>
          <text:p text:style-name="P1"><text:span text:style-name="T2">interfaz interna</text:span></text:p>
          <text:p text:style-name="P1"><text:span text:style-name="T2">para poder crear el</text:span></text:p>
          <text:p text:style-name="P1"><text:span text:style-name="T2">usuario en el sistem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draw:type="line" svg:x1="21.9cm" svg:y1="11.95cm" svg:x2="18.2cm" svg:y2="11.7cm" draw:start-shape="id20" draw:start-glue-point="9" draw:end-shape="id15" draw:end-glue-point="2" svg:d="m21900 11950-3700-250">
          <text:p/>
        </draw:connector>
        <draw:custom-shape draw:style-name="gr1" draw:text-style-name="P3" draw:layer="layout" svg:width="3.7cm" svg:height="0.7cm" svg:x="14.3cm" svg:y="15.5cm">
          <text:p text:style-name="P1"><text:span text:style-name="T2">Operadora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3" xml:id="id21" draw:id="id21" draw:layer="layout" svg:width="3.7cm" svg:height="0.7cm" svg:x="24.9cm" svg:y="14.5cm">
          <text:p text:style-name="P1"><text:span text:style-name="T2">Operadora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3" draw:layer="layout" draw:type="line" svg:x1="26.75cm" svg:y1="14.5cm" svg:x2="24.6cm" svg:y2="13.2cm" draw:start-shape="id21" draw:start-glue-point="4" draw:end-shape="id20" draw:end-glue-point="8" svg:d="m26750 14500-2150-1300">
          <text:p/>
        </draw:connector>
        <draw:connector draw:style-name="gr3" draw:text-style-name="P1" draw:layer="layout" draw:type="line" svg:x1="8.538cm" svg:y1="5.4cm" svg:x2="12.9cm" svg:y2="4cm" draw:start-shape="id22" draw:start-glue-point="4" draw:end-shape="id2" draw:end-glue-point="2" svg:d="m8538 5400 4362-1400">
          <text:p/>
        </draw:connector>
        <draw:custom-shape draw:style-name="gr1" draw:text-style-name="P2" xml:id="id23" draw:id="id23" draw:layer="layout" svg:width="3.8cm" svg:height="0.7cm" svg:x="22.2cm" svg:y="7.2cm">
          <text:p text:style-name="P1"><text:span text:style-name="T1">TecnoTaxi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1" draw:layer="layout" draw:type="line" svg:x1="24.1cm" svg:y1="7.2cm" svg:x2="22.8cm" svg:y2="6.05cm" draw:start-shape="id23" draw:start-glue-point="4" draw:end-shape="id1" draw:end-glue-point="6" svg:d="m24100 7200-1300-11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20T01:13:47</meta:creation-date>
    <dc:date>2014-10-20T02:31:36</dc:date>
    <meta:editing-duration>PT11M22S</meta:editing-duration>
    <meta:editing-cycles>2</meta:editing-cycles>
    <meta:generator>LibreOffice/3.5$Linux_X86_64 LibreOffice_project/350m1$Build-2</meta:generator>
    <meta:document-statistic meta:object-count="47"/>
  </office:meta>
</office:document-meta>
</file>